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Préformaté_20_HTML">
      <style:text-properties fo:language="en" fo:country="GB"/>
    </style:style>
    <style:style style:name="P3" style:family="paragraph" style:parent-style-name="Heading_20_1">
      <style:text-properties fo:language="en" fo:country="GB"/>
    </style:style>
    <style:style style:name="P4" style:family="paragraph" style:parent-style-name="Heading_20_1" style:master-page-name="Standard">
      <style:paragraph-properties style:page-number="auto"/>
      <style:text-properties fo:language="en" fo:country="GB"/>
    </style:style>
    <style:style style:name="P5" style:family="paragraph" style:parent-style-name="Heading_20_2">
      <style:text-properties fo:language="en" fo:country="GB"/>
    </style:style>
    <style:style style:name="T1" style:family="text">
      <style:text-properties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xxVariablePool RXSHV_NEXTV and RXSHV_PRIV Functions</text:h>
      <text:p text:style-name="Standard"><text:a xlink:type="simple" xlink:href="http://sourceforge.net/mailarchive/message.php?msg_name=48ECD695.8050500%40gmail.com"><text:span text:style-name="Internet_20_link"><text:span text:style-name="T1">http://sourceforge.net/mailarchive/message.php?msg_name=48ECD695.8050500%40gmail.com</text:span></text:span></text:a></text:p>
      <text:p text:style-name="P1"> </text:p>
      <text:p text:style-name="P1">Rick -<text:line-break/><text:line-break/>This mostly for you. I have never used the RexxVariablePool RXSHV_NEXTV <text:line-break/>and RXSHV_PRIV function codes before so I have some questions.<text:line-break/><text:line-break/>1. Just how do you start using the RXSHV_NEXTV function? Does the first <text:line-break/>call to that function start iterating through the variable pool? What <text:line-break/>happens when you intersperse other variable pool functions between <text:line-break/>RXSHV_NEXTV calls?<text:line-break/><text:line-break/>2. I have no idea what kind of information (variable names) are <text:line-break/>available via the RXSHV_PRIV function. Can you give me a hint?<text:line-break/><text:line-break/>David Ashley<text:line-break/>ooRexx Team </text:p>
      <text:p text:style-name="P1"> </text:p>
      <text:p text:style-name="Standard"><text:a xlink:type="simple" xlink:href="http://sourceforge.net/mailarchive/message.php?msg_name=33bd05330810080903h7d1d1b0dx9da060d23ad871ad%40mail.gmail.com"><text:span text:style-name="Internet_20_link"><text:span text:style-name="T1">http://sourceforge.net/mailarchive/message.php?msg_name=33bd05330810080903h7d1d1b0dx9da060d23ad871ad%40mail.gmail.com</text:span></text:span></text:a></text:p>
      <text:p text:style-name="P1"> </text:p>
      <text:p text:style-name="P1">David,<text:line-break/><text:line-break/>You might want to look at the SysDumpVariables code for an example of<text:line-break/>how to use RXSHV_NEXTV...that's how it does its magic. But<text:line-break/>essentially, the first time you call it, an iteration set is created<text:line-break/>and it will give you the "next" variable on each call. The last<text:line-break/>variable of the set is marked with a special return code (RXSHV_LASTV,<text:line-break/>or something like that). Any other RexxVariablePool call will reset<text:line-break/>the iterator back to the beginning, so you can't interleave things.<text:line-break/>Also, if you return from the call, everything gets reset too, so all<text:line-break/>of your testing will need to be performed in one call.<text:line-break/><text:line-break/>The private variables you can access are:<text:line-break/><text:line-break/>"VERSION" -- returns the version string (same string used with PARSE VERSION).<text:line-break/>"QUENAME" -- return the name of the current queue.<text:line-break/>"SOURCE" -- return the string used by PARSE SOURCE<text:line-break/>"PARM" - returns the count of arguments in the current Rexx context<text:line-break/>(NOT the external function that might have just been called, but<text:line-break/>rather the Rexx code calling the current function")<text:line-break/>"PARMn" -- returns the nth PARM for the calling context.<text:line-break/><text:line-break/>Rick</text:p>
      <text:h text:style-name="P3" text:outline-level="1">Various numeric types and the APIs</text:h>
      <text:p text:style-name="Standard"><text:a xlink:type="simple" xlink:href="http://sourceforge.net/mailarchive/message.php?msg_name=33bd05330809100408n55cd0abtcf0efe61f838c206%40mail.gmail.com"><text:span text:style-name="Internet_20_link"><text:span text:style-name="T1">http://sourceforge.net/mailarchive/message.php?msg_name=33bd05330809100408n55cd0abtcf0efe61f838c206%40mail.gmail.com</text:span></text:span></text:a></text:p>
      <text:p text:style-name="P1"> </text:p>
      <text:p text:style-name="P1">Since we're starting to get API tests written, I thought I'd do an<text:line-break/>audit of the various integer types we expose in the APIs and make sure<text:line-break/>they were still matching the original intent. I believe they are<text:line-break/>still correct, but we might want to consider renaming a couple and<text:line-break/>potentially adding some additional conversion types. At a minimum, it<text:line-break/>would be good to have the discussion.<text:line-break/><text:line-break/>Integer types come in to play in two places: 1) At method/routine<text:line-break/>arguments and return types, and 2) Values you can convert using the<text:line-break/>APIs. These can be fairly important for the API programmer, since<text:line-break/>they give a level of consistency between the Rexx number rules and how<text:line-break/>things get implemented in external libraries. For example, "call<text:line-break/>syssleep 1e1" is an error, but "substr(1e1)" is perfectly happy<text:line-break/>because it plays by the full ooRexx rules. And of course, the rules<text:line-break/>can change, since there are also numeric digits differences between<text:line-break/>32-bit and 64-bit. This support was intended to allow external code<text:line-break/>to more seamlessly appear to be part of the interpreter instead of<text:line-break/>being a world where different rules apply.<text:line-break/><text:line-break/>Ok, so what do we have available to us now. Here are the different<text:line-break/>integer types we support as arguments and return types:<text:line-break/><text:line-break/>wholenumber_t This first group is a mapping to ooRexx types/rules.<text:line-break/>For the first two, the size various with 32/64 bits.<text:line-break/>stringsize_t<text:line-break/>logical_t<text:line-break/><text:line-break/>int -- fixed size entities. These always have the same<text:line-break/>number of bits and allowable range<text:line-break/>int8_t<text:line-break/>int16_t<text:line-break/>int32_t<text:line-break/>int64_t<text:line-break/>uint8_t<text:line-break/>uint16_t<text:line-break/>uint32_t<text:line-break/>uint64_t<text:line-break/><text:line-break/>intptr_t -- Variable size standard types. The size of these<text:line-break/>changes going from 32 to 64 bits.<text:line-break/>uintptr_t<text:line-break/>size_t<text:line-break/>ssize_t<text:line-break/><text:line-break/>double -- Floating point values. Fixed size<text:line-break/><text:soft-page-break/>float<text:line-break/><text:line-break/>General note: All numeric values will be processed with ooRexx<text:line-break/>numeric rules for determining whole number values. Thus 1e1 is a<text:line-break/>whole number consistently for all of the numeric types.<text:line-break/><text:line-break/>The wholenumber_t and stringsize_t are intended to be "Rexx" values.<text:line-break/>These are types that live by normal Rexx rules applied to "numbers<text:line-break/>used directly by Rexx". Builtin function arguments are a good example<text:line-break/>of this. These numbers must pass the whole number test using the<text:line-break/>internal digits setting for builtin functions (9 for 32-bit and 18 for<text:line-break/>64-bit). wholenumber_t is used for cases where signed numbers are<text:line-break/>permitted, and stringsize_t is for places where only non-negative<text:line-break/>numbers are allowed (for example, position and length arguments in the<text:line-break/>substr() bif).<text:line-break/><text:line-break/>The fixed size integer types will be processed using a numeric digits<text:line-break/>value sufficiently large enough that the entire binary value range can<text:line-break/>be processed. In addition, values outside of the allowed range will<text:line-break/>be rejected. We've got all of the sizes here, but there's an overlap<text:line-break/>between int and int32_t, and there's also no "uint" because there's no<text:line-break/>portable type available by that name. I sometimes thing int should be<text:line-break/>dropped, but I also think people will expect that one to be there.<text:line-break/>Note that I intentially left long out because this is not portable<text:line-break/>across platforms (32-bit on all Windows, 64-bit on 64-bit unix<text:line-break/>platforms).<text:line-break/><text:line-break/>And the last set are the types that vary across architectures. For<text:line-break/>practical purposes, intptr_t == ssize_t and uintptr_t == size_t. For<text:line-break/>usage reasons, I believe these should be maintained as separate types.<text:line-break/><text:line-break/>And finally double and float. I threw float in just for completeness.<text:line-break/>I'm starting to think we might want to drop that one since double has<text:line-break/>largely supplanted float for most purposes. I can go either way on<text:line-break/>this.<text:line-break/><text:line-break/>In addition to the argument values, we have the following conversion<text:line-break/>routines (these are symmetric, with both ObjectToXXXX and XXXXToObject<text:line-break/>variants. I'll just list one direction):<text:line-break/><text:line-break/>ObjectToNumber (handles wholenumber_t....should we rename this so<text:line-break/>it's more obvious?)<text:line-break/>ObjectToUnsignedNumber (handles stringsize_t....perhaps also a<text:line-break/>renaming candidate).<text:line-break/>ObjectToInt64<text:line-break/>ObjectToUnsignedInt64<text:line-break/>ObjectToInt32<text:line-break/>ObjectToUnsignedInt32<text:line-break/>ObjectToUintptr<text:line-break/>ObjectToIntptr<text:line-break/><text:soft-page-break/>ObjectToDouble<text:line-break/><text:line-break/>And there is a generic conversion routine that can handle all of the<text:line-break/>types called ObjectToValue(). This is a little more involved to use,<text:line-break/>but we have complete coverage in one form or another. There's one that<text:line-break/>we might want to include at the toplevel, and that would be<text:line-break/>ObjectToLogical to apply the ooRexx logical value rules to a<text:line-break/>conversion. This corresponds to the logical_t type.<text:line-break/><text:line-break/>I think this is the needed set of APIs as toplevel APIs (with<text:line-break/>ObjectToValue() handling the rest of the cases). I think I'm getting<text:line-break/>a bit uneasy about the name of the ObjectToNumber() and<text:line-break/>ObjectToUnsignedNumber() APIs because of the lost connection to the<text:line-break/>wholenumber_t and stringsize_t types. They tend to advertise a more<text:line-break/>general purpose that isn't really there.<text:line-break/><text:line-break/>Ok, there's the background. Here's a summary of the open questions on<text:line-break/>these types:<text:line-break/><text:line-break/>1) Is it complete? I can't think of any others that might need to be added.<text:line-break/>2) Should we rename ObjectToNumber()/ObjectToUnsigned() number?<text:line-break/>3) Should we drop float?<text:line-break/>4) Should we add ObjectToLogical()?<text:line-break/>5) For the architecture variant types, are conversion routines for<text:line-break/>the *intptr_t types the ones we want, or should it be<text:line-break/>size_t/ssize_t....or maybe both.<text:line-break/><text:line-break/>Rick </text:p>
      <text:p text:style-name="P1"> </text:p>
      <text:p text:style-name="Standard"><text:a xlink:type="simple" xlink:href="http://sourceforge.net/mailarchive/message.php?msg_name=33bd05330809100453l6ec86aa5j88c0cbcb6aaa4cb4%40mail.gmail.com"><text:span text:style-name="Internet_20_link"><text:span text:style-name="T1">http://sourceforge.net/mailarchive/message.php?msg_name=33bd05330809100453l6ec86aa5j88c0cbcb6aaa4cb4%40mail.gmail.com</text:span></text:span></text:a></text:p>
      <text:p text:style-name="P1"> </text:p>
      <text:p text:style-name="P1">Well, if ObjectToNumber becomes ObjectToWholeNumber, then the obvious<text:line-break/>choice for the unsigned one is ObjectToStringSize().<text:line-break/><text:line-break/>Rick</text:p>
      <text:p text:style-name="P1"> </text:p>
      <text:p text:style-name="Standard"><text:a xlink:type="simple" xlink:href="http://sourceforge.net/mailarchive/message.php?msg_name=5d74c5720809100500h306ad7e7td48b2d251b7c1a50%40mail.gmail.com"><text:span text:style-name="Internet_20_link"><text:span text:style-name="T1">http://sourceforge.net/mailarchive/message.php?msg_name=5d74c5720809100500h306ad7e7td48b2d251b7c1a50%40mail.gmail.com</text:span></text:span></text:a></text:p>
      <text:p text:style-name="P1"> </text:p>
      <text:p text:style-name="P1">Yeah, that's good. I think those name changes are a good idea. As I<text:line-break/>recall, ObjectToNumber() is one of the ones I got wrong on my first<text:line-break/>cut at using the new APIs. &lt;grin&gt;<text:line-break/><text:line-break/>--<text:line-break/>Mark Miesfeld </text:p>
      <text:p text:style-name="P1"> </text:p>
      <text:p text:style-name="Standard"><text:a xlink:type="simple" xlink:href="http://sourceforge.net/mailarchive/message.php?msg_name=33bd05330809100502g6a726e03y21393012ac91caf3%40mail.gmail.com"><text:span text:style-name="Internet_20_link"><text:span text:style-name="T1">http://sourceforge.net/mailarchive/message.php?msg_name=33bd05330809100502g6a726e03y21393012ac91caf3%40mail.gmail.com</text:span></text:span></text:a></text:p>
      <text:p text:style-name="P1"> </text:p>
      <text:p text:style-name="P1"><text:soft-page-break/>That's what started me down the path of thinking the name had a<text:line-break/>problem. David had similar problems with it as well.<text:line-break/><text:line-break/>Rick</text:p>
      <text:p text:style-name="P1"> </text:p>
      <text:p text:style-name="Standard"><text:a xlink:type="simple" xlink:href="http://sourceforge.net/mailarchive/message.php?msg_name=33bd05330809100948g38527280madb468ad13a90c0a%40mail.gmail.com"><text:span text:style-name="Internet_20_link"><text:span text:style-name="T1">http://sourceforge.net/mailarchive/message.php?msg_name=33bd05330809100948g38527280madb468ad13a90c0a%40mail.gmail.com</text:span></text:span></text:a></text:p>
      <text:p text:style-name="P1"> </text:p>
      <text:p text:style-name="P1">In poking around, I discovered that the RexxGTK code makes pretty extensive<text:line-break/>use of float because the underlying toolkit use float. That's certainly a<text:line-break/>good reason to keep that support there.<text:line-break/><text:line-break/>Rick</text:p>
      <text:h text:style-name="P3" text:outline-level="1">A little tutorial on the APIs....</text:h>
      <text:p text:style-name="Standard"><text:a xlink:type="simple" xlink:href="http://sourceforge.net/mailarchive/message.php?msg_name=33bd05330808300734w46321be6k44ec1f3a4d50f3cb%40mail.gmail.com"><text:span text:style-name="Internet_20_link"><text:span text:style-name="T1">http://sourceforge.net/mailarchive/message.php?msg_name=33bd05330808300734w46321be6k44ec1f3a4d50f3cb%40mail.gmail.com</text:span></text:span></text:a></text:p>
      <text:p text:style-name="P1"> </text:p>
      <text:p text:style-name="Standard"><text:span text:style-name="T1">I think a little tutorial is in order for how some of the new APIs<text:line-break/>work. On Thursday, I made a small correction in David's code for an<text:line-break/>incorrect usage and today I found that Mark had made the same<text:line-break/>fundamental mistake in some of the ole/oodialog code. Since I never<text:line-break/>wrote this rules down, the mistake is definitely excusable. It is,<text:line-break/>however, time to write these rules down.<text:line-break/><text:line-break/>I want to start this off by noting that I just removed 3 of the APIs<text:line-break/>from the vector. I removed the NewInteger, IntegerValue, and<text:line-break/>IsInteger calls. These were sort of a holdover from the old 3.2.0<text:line-break/>API. These APIs are a little difficult, as they expose some details<text:line-break/>of the ooRexx internals that are hard to document and these APIs are<text:line-break/>very easy to misuse if you don't understand what's going on.<text:line-break/>Additionally, these APIs don't offer any function that's not available<text:line-break/>in other forms (ObjectToNumber, NumberToObject, etc.). These APIs do<text:line-break/>the appropriate thing if the object is an Integer object anyway, so<text:line-break/>these aren't really needed.<text:line-break/><text:line-break/>Ok, now on to the tutorial problem area. The new APIs define a number<text:line-break/>of opaque types that represent different object types. The base type<text:line-break/>is RexxObjectPtr, which represents any arbitrary ooRexx object. Then<text:line-break/>there are specific class types that can be specified as method<text:line-break/>arguments or are used in particular API calls.<text:line-break/><text:line-break/>General Rule #1: A RexxObjectPtr cannot be cast to a more specific<text:line-break/>type (e.g., RexxStringObject) unless you are certain it is the correct<text:line-break/>type.<text:line-break/><text:line-break/>In both cases I saw over the last couple of days, There was code that<text:line-break/>was something like this:<text:line-break/><text:line-break/>const char *data = context-&gt;StringData((RexxStringObject)obj);<text:line-break/><text:line-break/>Where obj is a value that is obtained as a RexxObjectPtr type. The<text:line-break/>API call StringData() requires that the object in question actually be<text:line-break/>a string instance. If you're holding a RexxObjectPtr, then you cannot<text:line-break/>be certain that the value IS a string object unless you call<text:line-break/>IsString() to verify it first. And you might discover that some<text:line-break/>objects that you expect to be strings might not actually one. For<text:line-break/>example, neither of the following method calls:<text:line-break/><text:line-break/>a~foo(5)<text:line-break/>a~foo(5.0)<text:line-break/><text:line-break/>Passes a string object to the method as the first argument. The first<text:line-break/></text:span><text:soft-page-break/><text:span text:style-name="T1">passes an Integer object, the second passes a NumberString object.<text:line-break/>These are internal objects used to optimize arithmetic that masquerade<text:line-break/>as string objects. Passing either to the StringValue() API will<text:line-break/>produce unexpected results.<text:line-break/><text:line-break/>There are several strategies you can use here.<text:line-break/><text:line-break/>1) Specify the argument type as RexxStringObject. If you know you<text:line-break/>want a string, ask for a string. The runtime will convert Integer and<text:line-break/>NumberString to string form for you, so everything will work ok. The<text:line-break/>same is true if you use CSTRING.<text:line-break/><text:line-break/>2) If you're not able to specify the restricted type in the method<text:line-break/>argument or you're dealing with a value obtained from another API that<text:line-break/>returns a RexxObjectPtr (GetObjectVariable and SendMessage being two<text:line-break/>examples), you can force this object to string form by calling<text:line-break/>ObjectToString() to get this as a RexxStringObject type. Again, do<text:line-break/>NOT use a cast for this.<text:line-break/><text:line-break/>3) If all you need is the CSTRING pointer from an object, then use<text:line-break/>ObjectToStringValue() rather than StringData(). This API combines the<text:line-break/>functions of ObjectToString() and StringData() in one call and will<text:line-break/>always be safe to use.<text:line-break/><text:line-break/>General Rule #2: The only time using a cast is acceptable is if you<text:line-break/>used one of the IsXxxxx() APIs to check first.<text:line-break/><text:line-break/>For example,<text:line-break/><text:line-break/>if (context-&gt;IsArray(obj))<text:line-break/>{<text:line-break/>RexxArrayObject aObj = (RexxArrayObject)obj;<text:line-break/>....yada yada yada...<text:line-break/>}<text:line-break/><text:line-break/>Is acceptable, but unconditionally casting obj to a (RexxArrayObject)</text:span><text:span text:style-name="T1"> is dangerous unless you're sure it is the correct type. The only situation where you can probably safely assume you have the correct type if your native code is using SetObjectVariable()/GetObjectVariable() to store a value that is only manipulated via your own code. In that case, it's probably safe to assume the value will be of the correct type.<text:line-break/><text:line-break/>Generaly rule #3: It is dangerous to assume a string is a string because of the existence of Integer and NumberString imposters.<text:line-break/><text:line-break/>Even using IsString() to check the type won't really work because you might end up rejecting instances of Integer and NumberString. Using ObjectToString() and ObjectToStringValue() is always the best strategy for dealing with this.</text:span></text:p>
      <text:p text:style-name="P1"><text:line-break/>Rick </text:p>
      <text:h text:style-name="P3" text:outline-level="1">RexxQueryFunction</text:h>
      <text:h text:style-name="P5" text:outline-level="2">Rony</text:h>
      <text:p text:style-name="P1">Initial Comment:<text:line-break/>RexxQueryFunction() returns 30 ("not registered"), even if the external<text:line-break/>functions are registered.<text:line-break/>The external functions are defined as REXX_TYPED_ROUTINEs.<text:line-break/>The external function/routine "BsfQueryRegisteredFunctions" demonstrates this<text:line-break/>behaviour while querying the registered functions.</text:p>
      <text:p text:style-name="P1"> </text:p>
      <text:h text:style-name="P5" text:outline-level="2">Rick</text:h>
      <text:p text:style-name="P1">Sorry, I gave you bad guidance on the dev list.  I misread that you were<text:line-break/>asking about the behavior of the RxFuncQuery() Rexx function, not the<text:line-break/>RexxQueryFunction lower level API.  This API is legacy subsystem that deals<text:line-break/>with old-style API libraries that are registered in the system wide rxapi<text:line-break/>registry.  Packages loaded via the new style do not use the global registry<text:line-break/>and are loaded in a process local fashion only.  The RexxQueryFunction()<text:line-break/>API (and any other API implemented in the rexxapi.dll) has no knowledge of<text:line-break/>these converted function.</text:p>
      <text:p text:style-name="P1"> </text:p>
      <text:h text:style-name="P5" text:outline-level="2">Rony</text:h>
      <text:p text:style-name="P1">Followup question: as RexxQueryFunction() belongs to the pre-4.0 APIs it is not aware of the REXX_TYPED_ROUTINEs that may have been registered (as per the bug tracker comment).<text:line-break/><text:line-break/>Hence I came up with the following attempt to find out whether a routine is loaded or not, but unfortunately it does not work.<text:line-break/><text:line-break/>Here is the attempted code (purpose: find out whether routines are available or not):  </text:p>
      <text:p text:style-name="P2">RexxRoutine1(RexxStemObject, BsfQueryRegisteredFunctions, OPTIONAL_RexxStemObject, stem)  // 20090505, ---rgf</text:p>
      <text:p text:style-name="P2">{</text:p>
      <text:p text:style-name="P2">#ifdef RGF_INFO</text:p>
      <text:p text:style-name="P2">    fprintf(stderr, "*** RGF_INFO: BsfQueryRegisteredFunctions() 1 ...\n");</text:p>
      <text:p text:style-name="P2">    fflush(stderr);</text:p>
      <text:p text:style-name="P2">#endif</text:p>
      <text:p text:style-name="P2"> </text:p>
      <text:p text:style-name="P2">    if (stem==NULL)     // argument not given</text:p>
      <text:p text:style-name="P2">    {</text:p>
      <text:p text:style-name="P2">        stem=context-&gt;NewStem("BsfQueryRegisteredFunctions");</text:p>
      <text:p text:style-name="P2">    }</text:p>
      <text:p text:style-name="P2"> </text:p>
      <text:p text:style-name="P2">    int32_t   entries=sizeof(ApiFncTableOrdered)/sizeof(PSZ), i=0, j=0;</text:p>
      <text:p text:style-name="P2">    logical_t bExists=false;</text:p>
      <text:p text:style-name="P2"> </text:p>
      <text:p text:style-name="P2">    // get the package from the caller context: "stolen" from Mark's nutshell example "my.data"</text:p>
      <text:p text:style-name="P2">    RexxPackageObject pkg=(RexxPackageObject) context-&gt;SendMessage0(context-&gt;GetCallerContext(),"PACKAGE");</text:p>
      <text:p text:style-name="P2"> </text:p>
      <text:p text:style-name="P2"><text:soft-page-break/>    // RexxDirectoryObject rdo=context-&gt;GetPackagePublicRoutines(pkg); // get all public routines</text:p>
      <text:p text:style-name="P2">    RexxDirectoryObject rdo=context-&gt;GetPackageRoutines(pkg); // get all available routines</text:p>
      <text:p text:style-name="P2">    RexxObjectPtr logicalVal;</text:p>
      <text:p text:style-name="P2"> </text:p>
      <text:p text:style-name="P2">    for (i=0; i&lt;entries; i++)       // loop over all functions/routines</text:p>
      <text:p text:style-name="P2">    {</text:p>
      <text:p text:style-name="P2">            // query the directory whether it has the routine</text:p>
      <text:p text:style-name="P2">        logicalVal=context-&gt;SendMessage1(rdo, "HASENTRY", context-&gt;CString(ApiFncTableOrdered[i]));</text:p>
      <text:p text:style-name="P2">        if (context-&gt;ObjectToLogical(logicalVal, &amp;bExists)) // convert to logical, save it in 'bExists'</text:p>
      <text:p text:style-name="P2">        {</text:p>
      <text:p text:style-name="P2">            fprintf(stderr, "... querying [%s], bExists=[%d]\n", ApiFncTableOrdered[i], bExists);</text:p>
      <text:p text:style-name="P2">            fflush(stderr);</text:p>
      <text:p text:style-name="P2"> </text:p>
      <text:p text:style-name="P2">            if (bExists)    // is the routine available at the moment, if so, save it in the stem</text:p>
      <text:p text:style-name="P2">            {</text:p>
      <text:p text:style-name="P2">                context-&gt;SetStemArrayElement(stem, ++j, context-&gt;String(ApiFncTableOrdered[i]));</text:p>
      <text:p text:style-name="P2">            }</text:p>
      <text:p text:style-name="P2">        }</text:p>
      <text:p text:style-name="P2">    }</text:p>
      <text:p text:style-name="P2">    context-&gt;SetStemArrayElement(stem, 0, context-&gt;Int32ToObject(j));   // set total numbers of entries</text:p>
      <text:p text:style-name="P2">    return stem;    // return the stem object</text:p>
      <text:p text:style-name="P2">}</text:p>
      <text:p text:style-name="P2"> </text:p>
      <text:p text:style-name="P2">  </text:p>
      <text:p text:style-name="P1">What am I doing wrong?<text:line-break/><text:line-break/>How could one test whether REXX_TYPED_ROUTINES are registered or not?</text:p>
      <text:p text:style-name="P1"> </text:p>
      <text:h text:style-name="P5" text:outline-level="2">Rick</text:h>
      <text:p text:style-name="P1">To start with, there is no "registration".  The library is either<text:line-break/>loaded or not loaded.  If you require a particular package, then just<text:line-break/>load it and use it.<text:line-break/><text:line-break/>Libraries loaded via ::requires do not create routine objects that are<text:line-break/>part of the program package.  The library is just loaded and the<text:line-break/>routines just become part of the global environment.<text:line-break/><text:line-break/>I think you are trying too hard to hang on to the old way of doing<text:line-break/>things.  Just allow the packages to load within the process and go<text:line-break/>with th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Faucher</meta:initial-creator>
    <meta:creation-date>2009-06-07T18:30:00</meta:creation-date>
    <dc:creator>JFaucher</dc:creator>
    <dc:date>2009-06-07T21:31:00</dc:date>
    <meta:editing-cycles>5</meta:editing-cycles>
    <meta:editing-duration>PT00H02M00S</meta:editing-duration>
    <meta:document-statistic meta:table-count="0" meta:image-count="0" meta:object-count="0" meta:page-count="9" meta:paragraph-count="88" meta:word-count="2390" meta:character-count="16297"/>
    <meta:generator>OpenOffice.org/3.2$Win32 OpenOffice.org_project/320m18$Build-9502</meta:generator>
  </office:meta>
</office:document-meta>
</file>